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0000000400CF3E85E.png" manifest:media-type="image/png"/>
  <manifest:file-entry manifest:full-path="Pictures/10000001000001A900000053655AF342.png" manifest:media-type="image/png"/>
  <manifest:file-entry manifest:full-path="Pictures/1000000100000110000000ECB578E287.png" manifest:media-type="image/png"/>
  <manifest:file-entry manifest:full-path="Pictures/10000001000000D70000017E191CB2AE.png" manifest:media-type="image/png"/>
  <manifest:file-entry manifest:full-path="Pictures/10000001000000710000004014527A40.png" manifest:media-type="image/png"/>
  <manifest:file-entry manifest:full-path="Pictures/1000000100000148000000E7C4363D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4528in" svg:y="0.1283in" svg:width="3.4165in" svg:height="2.4063in" draw:z-index="0"><draw:image xlink:href="Pictures/1000000100000148000000E7C4363D0A.png" xlink:type="simple" xlink:show="embed" xlink:actuate="onLoad" draw:mime-type="image/png"/></draw:frame><draw:frame draw:style-name="fr1" draw:name="Image2" text:anchor-type="char" svg:x="4.2402in" svg:y="0.1925in" svg:width="1.1772in" svg:height="0.6665in" draw:z-index="1"><draw:image xlink:href="Pictures/10000001000000710000004014527A40.png" xlink:type="simple" xlink:show="embed" xlink:actuate="onLoad" draw:mime-type="image/png"/></draw:frame><draw:frame draw:style-name="fr1" draw:name="Image3" text:anchor-type="char" svg:x="0.3362in" svg:y="3.6228in" svg:width="2.1138in" svg:height="3.7555in" draw:z-index="2"><draw:image xlink:href="Pictures/10000001000000D70000017E191CB2AE.png" xlink:type="simple" xlink:show="embed" xlink:actuate="onLoad" draw:mime-type="image/png"/></draw:frame><draw:frame draw:style-name="fr1" draw:name="Image4" text:anchor-type="char" svg:x="0.3398in" svg:y="2.6571in" svg:width="4.4272in" svg:height="0.8646in" draw:z-index="3"><draw:image xlink:href="Pictures/10000001000001A900000053655AF342.png" xlink:type="simple" xlink:show="embed" xlink:actuate="onLoad" draw:mime-type="image/png"/></draw:frame><draw:frame draw:style-name="fr1" draw:name="Image5" text:anchor-type="char" svg:x="2.5945in" svg:y="3.6299in" svg:width="2.8335in" svg:height="0.6665in" draw:z-index="4"><draw:image xlink:href="Pictures/1000000100000110000000400CF3E85E.png" xlink:type="simple" xlink:show="embed" xlink:actuate="onLoad" draw:mime-type="image/png"/></draw:frame><draw:frame draw:style-name="fr1" draw:name="Image6" text:anchor-type="char" svg:x="2.5945in" svg:y="4.2957in" svg:width="2.8335in" svg:height="2.4583in" draw:z-index="5"><draw:image xlink:href="Pictures/1000000100000110000000ECB578E2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0:09:48.364586736</meta:creation-date>
    <meta:generator>LibreOffice/24.2.7.2$Linux_X86_64 LibreOffice_project/420$Build-2</meta:generator>
    <dc:date>2025-04-29T21:43:56.529617412</dc:date>
    <meta:editing-duration>PT52M25S</meta:editing-duration>
    <meta:editing-cycles>2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